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346">
      <style:graphic-properties draw:fill="none" draw:stroke="solid" svg:stroke-width="0.01389in" svg:stroke-color="#7f7f7f" draw:marker-end="a345" svg:stroke-opacity="100%" draw:stroke-linejoin="miter" svg:stroke-linecap="butt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ustom-shape svg:x="5.80119in" svg:y="2.0945in" svg:width="2.11033in" svg:height="0.36495in" draw:id="id63" draw:style-name="a339" draw:name="Rectangle 8">
          <svg:title/>
          <svg:desc/>
          <text:p text:style-name="a337" text:class-names="" text:cond-style-name=""><text:span text:style-name="a336" text:class-names="">sai_router_intf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9292in" svg:y="2.10854in" svg:width="1.87619in" svg:height="0.36134in" draw:id="id64" draw:style-name="a344" draw:name="Rectangle 9">
          <svg:title/>
          <svg:desc/>
          <text:p text:style-name="a342" text:class-names="" text:cond-style-name=""><text:span text:style-name="a340" text:class-names="">sai_tunnel_ingress_intf</text:span><text:span text:style-name="a3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66911in" svg:y1="2.61293in" draw:start-shape="id65" draw:start-glue-point="1" svg:x2="5.80119in" svg:y2="2.27698in" draw:end-shape="id63" draw:end-glue-point="3" draw:id="id66" draw:style-name="a346" draw:name="Straight Arrow Connector 17">
          <svg:title/>
          <svg:desc/>
        </draw:connector>
        <draw:frame draw:id="id65" draw:style-name="a350" draw:name="TextBox 116" svg:x="2.79292in" svg:y="2.46988in" svg:width="1.87619in" svg:height="0.2861in">
          <draw:text-box>
            <text:p text:style-name="a349" text:class-names="" text:cond-style-name=""><text:span text:style-name="a347" text:class-names="">ROUTER_INTF_LIST</text:span><text:span text:style-name="a34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81829in" svg:width="7.5in" svg:height="1.74074in"/>
      <presentation:placeholder presentation:object="subtitle" svg:x="1.25in" svg:y="2.62616in" svg:width="7.5in" svg:height="1.20718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2" style:display-name="Title and Content">
      <presentation:placeholder presentation:object="title" svg:x="0.6875in" svg:y="0.2662in" svg:width="8.625in" svg:height="0.96644in"/>
      <presentation:placeholder presentation:object="object" svg:x="0.6875in" svg:y="1.33102in" svg:width="8.6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3" style:display-name="Section Header">
      <presentation:placeholder presentation:object="title" svg:x="0.68229in" svg:y="1.24653in" svg:width="8.625in" svg:height="2.07986in"/>
      <presentation:placeholder presentation:object="outline" svg:x="0.68229in" svg:y="3.34607in" svg:width="8.625in" svg:height="1.0937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4" style:display-name="Two Content">
      <presentation:placeholder presentation:object="title" svg:x="0.6875in" svg:y="0.2662in" svg:width="8.625in" svg:height="0.96644in"/>
      <presentation:placeholder presentation:object="object" svg:x="0.6875in" svg:y="1.33102in" svg:width="4.25in" svg:height="3.17245in"/>
      <presentation:placeholder presentation:object="object" svg:x="5.0625in" svg:y="1.33102in" svg:width="4.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5" style:display-name="Comparison">
      <presentation:placeholder presentation:object="title" svg:x="0.6888in" svg:y="0.2662in" svg:width="8.625in" svg:height="0.96644in"/>
      <presentation:placeholder presentation:object="outline" svg:x="0.6888in" svg:y="1.22569in" svg:width="4.23047in" svg:height="0.60069in"/>
      <presentation:placeholder presentation:object="object" svg:x="0.6888in" svg:y="1.82639in" svg:width="4.23047in" svg:height="2.68634in"/>
      <presentation:placeholder presentation:object="outline" svg:x="5.0625in" svg:y="1.22569in" svg:width="4.2513in" svg:height="0.60069in"/>
      <presentation:placeholder presentation:object="object" svg:x="5.0625in" svg:y="1.82639in" svg:width="4.2513in" svg:height="2.6863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6" style:display-name="Title Only">
      <presentation:placeholder presentation:object="title" svg:x="0.6875in" svg:y="0.2662in" svg:width="8.625in" svg:height="0.9664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7" style:display-name="Blank"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8" style:display-name="Content with Caption">
      <presentation:placeholder presentation:object="title" svg:x="0.6888in" svg:y="0.33333in" svg:width="3.22526in" svg:height="1.16667in"/>
      <presentation:placeholder presentation:object="object" svg:x="4.2513in" svg:y="0.71991in" svg:width="5.0625in" svg:height="3.55324in"/>
      <presentation:placeholder presentation:object="outline" svg:x="0.6888in" svg:y="1.5in" svg:width="3.22526in" svg:height="2.7789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9" style:display-name="Picture with Caption">
      <presentation:placeholder presentation:object="title" svg:x="0.6888in" svg:y="0.33333in" svg:width="3.22526in" svg:height="1.16667in"/>
      <presentation:placeholder presentation:object="graphic" svg:x="4.2513in" svg:y="0.71991in" svg:width="5.0625in" svg:height="3.55324in"/>
      <presentation:placeholder presentation:object="outline" svg:x="0.6888in" svg:y="1.5in" svg:width="3.22526in" svg:height="2.7789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10" style:display-name="Title and Vertical Text">
      <presentation:placeholder presentation:object="title" svg:x="0.6875in" svg:y="0.2662in" svg:width="8.625in" svg:height="0.96644in"/>
      <presentation:placeholder presentation:object="outline" svg:x="0.6875in" svg:y="1.33102in" svg:width="8.6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11" style:display-name="Vertical Title and Text">
      <presentation:placeholder presentation:object="title" svg:x="7.15625in" svg:y="0.2662in" svg:width="2.15625in" svg:height="4.23727in"/>
      <presentation:placeholder presentation:object="outline" svg:x="0.6875in" svg:y="0.2662in" svg:width="6.34375in" svg:height="4.23727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38" draw:style="linear" draw:angle="0" draw:start-color="#81b861" draw:end-color="#6fb242" draw:start-intensity="100%" draw:end-intensity="100%"/>
    <draw:gradient draw:name="a343" draw:style="linear" draw:angle="0" draw:start-color="#81b861" draw:end-color="#6fb242" draw:start-intensity="100%" draw:end-intensity="100%"/>
    <draw:marker draw:name="a345" svg:viewBox="0 0 20 30" svg:d="m10 0-10 30h20z"/>
  </office:styles>
  <office:automatic-styles>
    <style:page-layout style:name="pageLayout1">
      <style:page-layout-properties fo:page-width="10in" fo:page-height="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2662in" svg:width="8.625in" svg:height="0.96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33102in" svg:width="8.625in" svg:height="3.172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4.63426in" svg:width="2.25in" svg:height="0.2662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8/2015</text:date></text:span></text:p>
        </draw:text-box>
        <svg:title/>
        <svg:desc/>
      </draw:frame>
      <draw:frame draw:id="id3" presentation:style-name="a26" draw:name="Footer Placeholder 4" svg:x="3.3125in" svg:y="4.63426in" svg:width="3.375in" svg:height="0.2662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4.63426in" svg:width="2.25in" svg:height="0.266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25in" svg:y="0.81829in" svg:width="7.5in" svg:height="1.7407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2.62616in" svg:width="7.5in" svg:height="1.20718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4.63426in" svg:width="2.25in" svg:height="0.2662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28/2015</text:date></text:span></text:p>
        </draw:text-box>
        <svg:title/>
        <svg:desc/>
      </draw:frame>
      <draw:frame draw:id="id8" presentation:style-name="a43" draw:name="Footer Placeholder 4" svg:x="3.3125in" svg:y="4.63426in" svg:width="3.375in" svg:height="0.2662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4.63426in" svg:width="2.25in" svg:height="0.2662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2662in" svg:width="8.625in" svg:height="0.96644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33102in" svg:width="8.625in" svg:height="3.1724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4.63426in" svg:width="2.25in" svg:height="0.2662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28/2015</text:date></text:span></text:p>
        </draw:text-box>
        <svg:title/>
        <svg:desc/>
      </draw:frame>
      <draw:frame draw:id="id13" presentation:style-name="a73" draw:name="Footer Placeholder 4" svg:x="3.3125in" svg:y="4.63426in" svg:width="3.375in" svg:height="0.2662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4.63426in" svg:width="2.25in" svg:height="0.2662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24653in" svg:width="8.625in" svg:height="2.07986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3.34607in" svg:width="8.625in" svg:height="1.09375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4.63426in" svg:width="2.25in" svg:height="0.2662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8/2015</text:date></text:span></text:p>
        </draw:text-box>
        <svg:title/>
        <svg:desc/>
      </draw:frame>
      <draw:frame draw:id="id18" presentation:style-name="a91" draw:name="Footer Placeholder 4" svg:x="3.3125in" svg:y="4.63426in" svg:width="3.375in" svg:height="0.2662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4.63426in" svg:width="2.25in" svg:height="0.2662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2662in" svg:width="8.625in" svg:height="0.96644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33102in" svg:width="4.25in" svg:height="3.1724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33102in" svg:width="4.25in" svg:height="3.1724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4.63426in" svg:width="2.25in" svg:height="0.2662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5/28/2015</text:date></text:span></text:p>
        </draw:text-box>
        <svg:title/>
        <svg:desc/>
      </draw:frame>
      <draw:frame draw:id="id24" presentation:style-name="a137" draw:name="Footer Placeholder 5" svg:x="3.3125in" svg:y="4.63426in" svg:width="3.375in" svg:height="0.2662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4.63426in" svg:width="2.25in" svg:height="0.2662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2662in" svg:width="8.625in" svg:height="0.96644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22569in" svg:width="4.23047in" svg:height="0.6006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1.82639in" svg:width="4.23047in" svg:height="2.68634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22569in" svg:width="4.2513in" svg:height="0.6006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1.82639in" svg:width="4.2513in" svg:height="2.68634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4.63426in" svg:width="2.25in" svg:height="0.2662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5/28/2015</text:date></text:span></text:p>
        </draw:text-box>
        <svg:title/>
        <svg:desc/>
      </draw:frame>
      <draw:frame draw:id="id32" presentation:style-name="a191" draw:name="Footer Placeholder 7" svg:x="3.3125in" svg:y="4.63426in" svg:width="3.375in" svg:height="0.2662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4.63426in" svg:width="2.25in" svg:height="0.2662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2662in" svg:width="8.625in" svg:height="0.96644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4.63426in" svg:width="2.25in" svg:height="0.2662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28/2015</text:date></text:span></text:p>
        </draw:text-box>
        <svg:title/>
        <svg:desc/>
      </draw:frame>
      <draw:frame draw:id="id36" presentation:style-name="a205" draw:name="Footer Placeholder 3" svg:x="3.3125in" svg:y="4.63426in" svg:width="3.375in" svg:height="0.2662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4.63426in" svg:width="2.25in" svg:height="0.2662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4.63426in" svg:width="2.25in" svg:height="0.2662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5/28/2015</text:date></text:span></text:p>
        </draw:text-box>
        <svg:title/>
        <svg:desc/>
      </draw:frame>
      <draw:frame draw:id="id39" presentation:style-name="a216" draw:name="Footer Placeholder 2" svg:x="3.3125in" svg:y="4.63426in" svg:width="3.375in" svg:height="0.2662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4.63426in" svg:width="2.25in" svg:height="0.2662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33333in" svg:width="3.22526in" svg:height="1.16667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0.71991in" svg:width="5.0625in" svg:height="3.5532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1.5in" svg:width="3.22526in" svg:height="2.7789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4.63426in" svg:width="2.25in" svg:height="0.2662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28/2015</text:date></text:span></text:p>
        </draw:text-box>
        <svg:title/>
        <svg:desc/>
      </draw:frame>
      <draw:frame draw:id="id45" presentation:style-name="a250" draw:name="Footer Placeholder 5" svg:x="3.3125in" svg:y="4.63426in" svg:width="3.375in" svg:height="0.2662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4.63426in" svg:width="2.25in" svg:height="0.266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33333in" svg:width="3.22526in" svg:height="1.1666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0.71991in" svg:width="5.0625in" svg:height="3.55324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1.5in" svg:width="3.22526in" svg:height="2.7789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4.63426in" svg:width="2.25in" svg:height="0.2662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5/28/2015</text:date></text:span></text:p>
        </draw:text-box>
        <svg:title/>
        <svg:desc/>
      </draw:frame>
      <draw:frame draw:id="id51" presentation:style-name="a271" draw:name="Footer Placeholder 5" svg:x="3.3125in" svg:y="4.63426in" svg:width="3.375in" svg:height="0.2662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4.63426in" svg:width="2.25in" svg:height="0.2662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2662in" svg:width="8.625in" svg:height="0.96644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33102in" svg:width="8.625in" svg:height="3.1724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4.63426in" svg:width="2.25in" svg:height="0.2662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5/28/2015</text:date></text:span></text:p>
        </draw:text-box>
        <svg:title/>
        <svg:desc/>
      </draw:frame>
      <draw:frame draw:id="id56" presentation:style-name="a301" draw:name="Footer Placeholder 4" svg:x="3.3125in" svg:y="4.63426in" svg:width="3.375in" svg:height="0.2662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4.63426in" svg:width="2.25in" svg:height="0.2662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2662in" svg:width="2.15625in" svg:height="4.23727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2662in" svg:width="6.34375in" svg:height="4.23727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4.63426in" svg:width="2.25in" svg:height="0.2662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5/28/2015</text:date></text:span></text:p>
        </draw:text-box>
        <svg:title/>
        <svg:desc/>
      </draw:frame>
      <draw:frame draw:id="id61" presentation:style-name="a331" draw:name="Footer Placeholder 4" svg:x="3.3125in" svg:y="4.63426in" svg:width="3.375in" svg:height="0.2662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4.63426in" svg:width="2.25in" svg:height="0.2662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iaxin Cao</meta:initial-creator>
    <dc:creator>Guohan Lu</dc:creator>
    <meta:creation-date>2015-04-06T21:22:25Z</meta:creation-date>
    <dc:date>2015-05-28T09:49:57Z</dc:date>
    <meta:template xlink:href="Office%20Theme" xlink:type="simple"/>
    <meta:editing-cycles>15</meta:editing-cycles>
    <meta:editing-duration>PT4314S</meta:editing-duration>
    <meta:document-statistic meta:paragraph-count="3" meta:word-count="3"/>
  </office:meta>
</office:document-meta>
</file>